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aa1" officeooo:paragraph-rsid="00050aa1"/>
    </style:style>
    <style:style style:name="P2" style:family="paragraph" style:parent-style-name="Standard">
      <style:text-properties officeooo:rsid="00060d18" officeooo:paragraph-rsid="00060d18"/>
    </style:style>
    <style:style style:name="P3" style:family="paragraph" style:parent-style-name="Standard">
      <style:text-properties officeooo:rsid="00060d18" officeooo:paragraph-rsid="0008ad33"/>
    </style:style>
    <style:style style:name="P4" style:family="paragraph" style:parent-style-name="Standard">
      <style:text-properties fo:font-size="18pt" fo:font-weight="bold" officeooo:rsid="00060d18" officeooo:paragraph-rsid="00060d1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60d18" officeooo:paragraph-rsid="0008ad33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9c44b" officeooo:paragraph-rsid="0009c44b"/>
    </style:style>
    <style:style style:name="T1" style:family="text">
      <style:text-properties officeooo:rsid="0007bbcc"/>
    </style:style>
    <style:style style:name="T2" style:family="text">
      <style:text-properties officeooo:rsid="000824da"/>
    </style:style>
    <style:style style:name="T3" style:family="text">
      <style:text-properties officeooo:rsid="0008a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nodejs from its website</text:p>
      <text:p text:style-name="P1">Verify the version “node -v”</text:p>
      <text:p text:style-name="P1">To run in the terminal a program: “node \nameOfFile.js”</text:p>
      <text:p text:style-name="P1"/>
      <text:p text:style-name="P4">Modules</text:p>
      <text:p text:style-name="P2">Modules → <text:span text:style-name="T1">are </text:span>as a js library<text:line-break/><text:span text:style-name="T2">A set of functions you want to include in your application</text:span></text:p>
      <text:p text:style-name="P2"/>
      <text:p text:style-name="P5"><text:span text:style-name="T3">NPM</text:span></text:p>
      <text:p text:style-name="P3"><text:span text:style-name="T3">Get dependencies of code did by other programmers</text:span></text:p>
      <text:p text:style-name="P6">Before install any packaged you have to initialize the package.json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7:54:30.877198158</meta:creation-date>
    <meta:generator>LibreOffice/6.4.7.2$Linux_X86_64 LibreOffice_project/40$Build-2</meta:generator>
    <dc:date>2022-02-28T16:05:45.082413371</dc:date>
    <meta:editing-duration>PT4H10M52S</meta:editing-duration>
    <meta:editing-cycles>6</meta:editing-cycles>
    <meta:document-statistic meta:table-count="0" meta:image-count="0" meta:object-count="0" meta:page-count="1" meta:paragraph-count="8" meta:word-count="58" meta:character-count="333" meta:non-whitespace-character-count="283"/>
  </office:meta>
</office:document-meta>
</file>